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.vrfy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send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help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removeProtocolCommand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exp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get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TP.__getRepl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MTP.soml( String rever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helo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saml( String rever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__sendCommand( int command , String args , boolean includ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_connectAction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MTP.send( String rever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__sendCommand( String command , String args , boolean includ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MTP.add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TP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getReply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TP.getRepl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rcpt( String forwar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getReply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MTP.qu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mail( String rever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send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sendCommand( int command ,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.SM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TP.sendCommand( String command ,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